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paragraph-rsid="000814b9" style:font-size-asian="12pt" style:font-size-complex="12pt"/>
    </style:style>
    <style:style style:name="T1" style:family="text">
      <style:text-properties officeooo:rsid="000814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m qual período Histórico da humanidade a Internet surgiu?</text:p>
      <text:p text:style-name="P1"><text:span text:style-name="T1">A) </text:span>Durante a 2 Guerra Mundial</text:p>
      <text:p text:style-name="P1"><text:span text:style-name="T1">B) </text:span>Durante a Guerra dos 100 anos</text:p>
      <text:p text:style-name="P1"><text:span text:style-name="T1">C) </text:span>Durante a Guerra Fria</text:p>
      <text:p text:style-name="P1"><text:span text:style-name="T1">D) </text:span>Durante a Guerra do Golfo</text:p>
      <text:p text:style-name="P1"/>
      <text:p text:style-name="P1">2. A agência militar americana DARPA foi a responsável pelo início dos estudos que deram origem à Internet. Logo no início, a rede teve um nome. Você sabe qual foi?</text:p>
      <text:p text:style-name="P1"><text:span text:style-name="T1">A) </text:span>DARPANET</text:p>
      <text:p text:style-name="P1"><text:span text:style-name="T1">B) </text:span>ARPANET</text:p>
      <text:p text:style-name="P1"><text:span text:style-name="T1">C) </text:span>MILNET</text:p>
      <text:p text:style-name="P1"><text:span text:style-name="T1">D) </text:span>NSFNET</text:p>
      <text:p text:style-name="P1"/>
      <text:p text:style-name="P1">3. A primeira transmissão registrada na rede foi no ano de _____. A primeira palavra enviada de um computador para outro foi _____.</text:p>
      <text:p text:style-name="P1"><text:span text:style-name="T1">A) </text:span>1949 / HELLO</text:p>
      <text:p text:style-name="P1"><text:span text:style-name="T1">B) </text:span>1955 / FIRST</text:p>
      <text:p text:style-name="P1"><text:span text:style-name="T1">C) </text:span>1962 / WORKS</text:p>
      <text:p text:style-name="P1"><text:span text:style-name="T1">D) </text:span>1969 / LOGIN</text:p>
      <text:p text:style-name="P1"/>
      <text:p text:style-name="P1">4. A primeira versão da rede que deu origem à Internet interligava quantos computadores?</text:p>
      <text:p text:style-name="P1"><text:span text:style-name="T1">A) </text:span>4 computadores</text:p>
      <text:p text:style-name="P1"><text:span text:style-name="T1">B) </text:span>40 computadores</text:p>
      <text:p text:style-name="P1"><text:span text:style-name="T1">C) </text:span>4 mil computadores</text:p>
      <text:p text:style-name="P1"><text:span text:style-name="T1">D) </text:span>400 mil computadores</text:p>
      <text:p text:style-name="P1"/>
      <text:p text:style-name="P1">5. O primeiro protocolo usado na transmissão de dados entre os controladores tinha o nome de:</text:p>
      <text:p text:style-name="P1"><text:span text:style-name="T1">A) </text:span>TCP</text:p>
      <text:p text:style-name="P1"><text:span text:style-name="T1">B) </text:span>NetBEUI</text:p>
      <text:p text:style-name="P1"><text:span text:style-name="T1">C) </text:span>NCP</text:p>
      <text:p text:style-name="P1"><text:span text:style-name="T1">D) </text:span>IP</text:p>
      <text:p text:style-name="P1"/>
      <text:p text:style-name="P1">6. No dia 1 de Janeiro do ano de _____ o TCP/IP passou a ser o único protocolo aceito pela Internet. Esse dia ficou conhecido como ______.</text:p>
      <text:p text:style-name="P1"><text:span text:style-name="T1">A) </text:span>1973 / Turn Point</text:p>
      <text:p text:style-name="P1"><text:span text:style-name="T1">B) </text:span>1983 / Flag Day</text:p>
      <text:p text:style-name="P1"><text:span text:style-name="T1">C) </text:span>1985 / New Hope</text:p>
      <text:p text:style-name="P1"><text:span text:style-name="T1">D) </text:span>1988 / Brand Tech</text:p>
      <text:p text:style-name="P1"/>
      <text:p text:style-name="P1">7. O conjunto de protocolos TCP/IP foi criado por um funcionário da DARPA e um pesquisador da universidade de Stanford. São eles, respectivamente:</text:p>
      <text:p text:style-name="P1"><text:span text:style-name="T1">A) </text:span>Vint Cerf e Robert Kahn</text:p>
      <text:p text:style-name="P1"><text:span text:style-name="T1">B) </text:span>Robert Kahn e Tim Berners-Lee</text:p>
      <text:p text:style-name="P1"><text:span text:style-name="T1">C) </text:span>Tim Berners-Lee e Vint Cerf</text:p>
      <text:p text:style-name="P1"><text:span text:style-name="T1">D) </text:span>Robert Kahn e Vint Cerf</text:p>
      <text:p text:style-name="P1"/>
      <text:p text:style-name="P1">8. O cientista inglês Tim Berners-Lee foi o responsável pela criação de três coisas muito importantes para a Internet. Foram elas:</text:p>
      <text:p text:style-name="P1"><text:span text:style-name="T1">A) </text:span>a linguagem HTML, o protocolo HTTP e o primeiro navegador Mosaic</text:p>
      <text:p text:style-name="P1"><text:span text:style-name="T1">B) </text:span>o TCP/IP, o primeiro navegador Mosaic e o nome WWW</text:p>
      <text:p text:style-name="P1"><text:span text:style-name="T1">C) </text:span>a linguagem HTML, o protocolo HTTP e o nome WWW</text:p>
      <text:p text:style-name="P1"><text:span text:style-name="T1">D) </text:span>o nome WWW, o primeiro navegador Mosaic e a linguagem HTML</text:p>
      <text:p text:style-name="P1"><text:soft-page-break/>9. O primeiro backbone brasileiro surgiu em _____ para acesso acadêmico, mas só foi liberado para empresas em _____.</text:p>
      <text:p text:style-name="P1"><text:span text:style-name="T1">A) </text:span>1991 / 1995</text:p>
      <text:p text:style-name="P1"><text:span text:style-name="T1">B) </text:span>1990 / 1997</text:p>
      <text:p text:style-name="P1"><text:span text:style-name="T1">C) </text:span>1989 / 1991</text:p>
      <text:p text:style-name="P1"><text:span text:style-name="T1">D) </text:span>1985 / 1995</text:p>
      <text:p text:style-name="P1"/>
      <text:p text:style-name="P1">10. Atualmente, a Internet Brasileira atinge quantos estados?</text:p>
      <text:p text:style-name="P1"><text:span text:style-name="T1">A) </text:span>19 estados, além do Distrito Federal</text:p>
      <text:p text:style-name="P1"><text:span text:style-name="T1">B) </text:span>23 estados, além do Distrito Federal</text:p>
      <text:p text:style-name="P1"><text:span text:style-name="T1">C) </text:span>25 estados, além do Distrito Federal</text:p>
      <text:p text:style-name="P1"><text:span text:style-name="T1">D) </text:span>26 estados, além do Distrito Federal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6T16:12:51.320000000</meta:creation-date>
    <dc:date>2023-04-26T16:24:15.971000000</dc:date>
    <meta:editing-duration>PT11M25S</meta:editing-duration>
    <meta:editing-cycles>1</meta:editing-cycles>
    <meta:document-statistic meta:table-count="0" meta:image-count="0" meta:object-count="0" meta:page-count="2" meta:paragraph-count="50" meta:word-count="395" meta:character-count="2080" meta:non-whitespace-character-count="1734"/>
    <meta:generator>LibreOffice/7.4.6.2$Windows_X86_64 LibreOffice_project/5b1f5509c2decdade7fda905e3e1429a67acd63d</meta:generator>
  </office:meta>
</office:document-meta>
</file>